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loext:opacity="100%" fo:font-weight="normal" officeooo:rsid="0024d839" officeooo:paragraph-rsid="0024d839" style:font-weight-asian="normal" style:font-weight-complex="normal"/>
    </style:style>
    <style:style style:name="P2" style:family="paragraph" style:parent-style-name="Preformatted_20_Text">
      <style:text-properties fo:color="#000000" loext:opacity="100%" fo:font-weight="normal" officeooo:rsid="0024d839" officeooo:paragraph-rsid="002791d1" style:font-weight-asian="normal" style:font-weight-complex="normal"/>
    </style:style>
    <style:style style:name="P3" style:family="paragraph" style:parent-style-name="Preformatted_20_Text">
      <style:text-properties officeooo:rsid="0024d839" officeooo:paragraph-rsid="0024d839"/>
    </style:style>
    <style:style style:name="P4" style:family="paragraph" style:parent-style-name="Preformatted_20_Text">
      <style:text-properties officeooo:rsid="0024d839" officeooo:paragraph-rsid="002791d1"/>
    </style:style>
    <style:style style:name="P5" style:family="paragraph" style:parent-style-name="Preformatted_20_Text">
      <style:text-properties officeooo:paragraph-rsid="00206762"/>
    </style:style>
    <style:style style:name="P6" style:family="paragraph" style:parent-style-name="Preformatted_20_Text">
      <style:text-properties officeooo:paragraph-rsid="002791d1"/>
    </style:style>
    <style:style style:name="P7" style:family="paragraph" style:parent-style-name="Preformatted_20_Text">
      <style:text-properties officeooo:paragraph-rsid="002dc0a0"/>
    </style:style>
    <style:style style:name="P8" style:family="paragraph" style:parent-style-name="Preformatted_20_Text">
      <style:text-properties officeooo:paragraph-rsid="0030e4ad"/>
    </style:style>
    <style:style style:name="P9" style:family="paragraph" style:parent-style-name="Preformatted_20_Text">
      <style:text-properties officeooo:rsid="00322137" officeooo:paragraph-rsid="00322137"/>
    </style:style>
    <style:style style:name="P10" style:family="paragraph" style:parent-style-name="Preformatted_20_Text">
      <style:text-properties officeooo:rsid="0033f431" officeooo:paragraph-rsid="0033f431"/>
    </style:style>
    <style:style style:name="P11" style:family="paragraph" style:parent-style-name="Preformatted_20_Text">
      <style:text-properties officeooo:paragraph-rsid="00344c85"/>
    </style:style>
    <style:style style:name="P12" style:family="paragraph" style:parent-style-name="Preformatted_20_Text">
      <style:text-properties officeooo:rsid="0035ad7f" officeooo:paragraph-rsid="003ecd9e"/>
    </style:style>
    <style:style style:name="P13" style:family="paragraph" style:parent-style-name="Preformatted_20_Text">
      <style:text-properties officeooo:paragraph-rsid="0035ad7f"/>
    </style:style>
    <style:style style:name="P14" style:family="paragraph" style:parent-style-name="Preformatted_20_Text">
      <style:text-properties officeooo:paragraph-rsid="00384f3d"/>
    </style:style>
    <style:style style:name="P15" style:family="paragraph" style:parent-style-name="Preformatted_20_Text">
      <style:text-properties officeooo:rsid="003ca688" officeooo:paragraph-rsid="003e7df5"/>
    </style:style>
    <style:style style:name="P16" style:family="paragraph" style:parent-style-name="Preformatted_20_Text">
      <style:text-properties officeooo:rsid="003e7df5" officeooo:paragraph-rsid="003e7df5"/>
    </style:style>
    <style:style style:name="P17" style:family="paragraph" style:parent-style-name="Preformatted_20_Text">
      <style:text-properties officeooo:paragraph-rsid="003fbafe"/>
    </style:style>
    <style:style style:name="P18" style:family="paragraph" style:parent-style-name="Preformatted_20_Text" style:master-page-name="">
      <style:paragraph-properties style:page-number="auto" fo:keep-with-next="always"/>
      <style:text-properties fo:color="#000000" loext:opacity="100%" fo:font-weight="normal" officeooo:rsid="00299057" officeooo:paragraph-rsid="00299057" style:font-weight-asian="normal" style:font-weight-complex="normal"/>
    </style:style>
    <style:style style:name="P19" style:family="paragraph" style:parent-style-name="Preformatted_20_Text">
      <style:text-properties fo:color="#000000" loext:opacity="100%" fo:font-weight="normal" officeooo:rsid="00384f3d" officeooo:paragraph-rsid="00384f3d" fo:background-color="transparent" style:font-weight-asian="normal" style:font-weight-complex="normal"/>
    </style:style>
    <style:style style:name="P20" style:family="paragraph" style:parent-style-name="Preformatted_20_Text">
      <style:text-properties fo:color="#000000" loext:opacity="100%" fo:font-weight="normal" officeooo:rsid="0024d839" officeooo:paragraph-rsid="0024d839" fo:background-color="transparent" style:font-weight-asian="normal" style:font-weight-complex="normal"/>
    </style:style>
    <style:style style:name="P21" style:family="paragraph" style:parent-style-name="Preformatted_20_Text">
      <style:text-properties fo:color="#000000" loext:opacity="100%" fo:font-weight="normal" officeooo:rsid="0033f431" officeooo:paragraph-rsid="0033f431" style:font-weight-asian="normal" style:font-weight-complex="normal"/>
    </style:style>
    <style:style style:name="P22" style:family="paragraph" style:parent-style-name="Preformatted_20_Text">
      <style:text-properties fo:color="#000000" loext:opacity="100%" fo:font-weight="normal" officeooo:rsid="00344c85" officeooo:paragraph-rsid="00344c85" style:font-weight-asian="normal" style:font-weight-complex="normal"/>
    </style:style>
    <style:style style:name="P23" style:family="paragraph" style:parent-style-name="Preformatted_20_Text">
      <style:text-properties fo:color="#000000" loext:opacity="100%" style:font-name="Liberation Mono" fo:font-size="10pt" fo:font-weight="normal" officeooo:rsid="00299057" officeooo:paragraph-rsid="00299057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text-properties fo:color="#00a933" loext:opacity="100%" fo:font-weight="bold" officeooo:rsid="00206762" fo:background-color="transparent"/>
    </style:style>
    <style:style style:name="P25" style:family="paragraph" style:parent-style-name="Preformatted_20_Text">
      <style:text-properties officeooo:rsid="00322137" officeooo:paragraph-rsid="0033f431"/>
    </style:style>
    <style:style style:name="P26" style:family="paragraph" style:parent-style-name="Preformatted_20_Text">
      <style:text-properties officeooo:rsid="00322137" officeooo:paragraph-rsid="00446d65"/>
    </style:style>
    <style:style style:name="P27" style:family="paragraph" style:parent-style-name="Preformatted_20_Text">
      <style:text-properties fo:font-weight="normal" style:font-weight-asian="normal" style:font-weight-complex="normal"/>
    </style:style>
    <style:style style:name="P28" style:family="paragraph" style:parent-style-name="Preformatted_20_Text">
      <style:text-properties fo:font-weight="normal" officeooo:rsid="00365b2f" officeooo:paragraph-rsid="00365b2f" style:font-weight-asian="normal" style:font-weight-complex="normal"/>
    </style:style>
    <style:style style:name="P29" style:family="paragraph" style:parent-style-name="Preformatted_20_Text">
      <style:text-properties fo:font-weight="normal" officeooo:paragraph-rsid="00408e3d" style:font-weight-asian="normal" style:font-weight-complex="normal"/>
    </style:style>
    <style:style style:name="P30" style:family="paragraph" style:parent-style-name="Preformatted_20_Text">
      <style:text-properties fo:font-weight="normal" officeooo:paragraph-rsid="003fbafe" style:font-weight-asian="normal" style:font-weight-complex="normal"/>
    </style:style>
    <style:style style:name="P31" style:family="paragraph" style:parent-style-name="Preformatted_20_Text">
      <style:text-properties fo:font-weight="normal" officeooo:paragraph-rsid="00484705" style:font-weight-asian="normal" style:font-weight-complex="normal"/>
    </style:style>
    <style:style style:name="P32" style:family="paragraph" style:parent-style-name="Preformatted_20_Text">
      <style:text-properties fo:font-weight="normal" officeooo:paragraph-rsid="00446d65" style:font-weight-asian="normal" style:font-weight-complex="normal"/>
    </style:style>
    <style:style style:name="P33" style:family="paragraph" style:parent-style-name="Preformatted_20_Text">
      <style:text-properties fo:font-weight="normal" officeooo:rsid="00488549" officeooo:paragraph-rsid="00488549" style:font-weight-asian="normal" style:font-weight-complex="normal"/>
    </style:style>
    <style:style style:name="P34" style:family="paragraph" style:parent-style-name="Preformatted_20_Text">
      <style:text-properties officeooo:paragraph-rsid="00344c85"/>
    </style:style>
    <style:style style:name="P35" style:family="paragraph" style:parent-style-name="Preformatted_20_Text">
      <style:text-properties officeooo:rsid="004a540b" officeooo:paragraph-rsid="004a540b"/>
    </style:style>
    <style:style style:name="P36" style:family="paragraph" style:parent-style-name="Preformatted_20_Text">
      <style:text-properties officeooo:paragraph-rsid="004a540b"/>
    </style:style>
    <style:style style:name="P37" style:family="paragraph" style:parent-style-name="Preformatted_20_Text">
      <style:text-properties officeooo:paragraph-rsid="004a7e34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weight="bold" officeooo:rsid="002dc0a0" style:font-weight-asian="bold" style:font-weight-complex="bold"/>
    </style:style>
    <style:style style:name="T3" style:family="text">
      <style:text-properties fo:color="#00a933" loext:opacity="100%" fo:font-weight="bold" officeooo:rsid="00344c85" style:font-weight-asian="bold" style:font-weight-complex="bold"/>
    </style:style>
    <style:style style:name="T4" style:family="text">
      <style:text-properties fo:color="#00a933" loext:opacity="100%" fo:font-weight="bold" officeooo:rsid="00408e3d" style:font-weight-asian="bold" style:font-weight-complex="bold"/>
    </style:style>
    <style:style style:name="T5" style:family="text">
      <style:text-properties fo:color="#00a933" loext:opacity="100%" fo:font-weight="bold" fo:background-color="transparent" loext:char-shading-value="0"/>
    </style:style>
    <style:style style:name="T6" style:family="text">
      <style:text-properties fo:color="#00a933" loext:opacity="100%" fo:font-weight="bold" fo:background-color="transparent" loext:char-shading-value="0" style:font-weight-asian="bold" style:font-weight-complex="bold"/>
    </style:style>
    <style:style style:name="T7" style:family="text">
      <style:text-properties fo:color="#00a933" loext:opacity="100%" fo:font-weight="bold" officeooo:rsid="0024d839" fo:background-color="transparent" loext:char-shading-value="0" style:font-weight-asian="bold" style:font-weight-complex="bold"/>
    </style:style>
    <style:style style:name="T8" style:family="text">
      <style:text-properties fo:color="#00a933" loext:opacity="100%" fo:font-weight="bold" officeooo:rsid="002791d1" fo:background-color="transparent" loext:char-shading-value="0" style:font-weight-asian="bold" style:font-weight-complex="bold"/>
    </style:style>
    <style:style style:name="T9" style:family="text">
      <style:text-properties fo:color="#00a933" loext:opacity="100%" fo:font-weight="bold" officeooo:rsid="0030e4ad" fo:background-color="transparent" loext:char-shading-value="0" style:font-weight-asian="bold" style:font-weight-complex="bold"/>
    </style:style>
    <style:style style:name="T10" style:family="text">
      <style:text-properties fo:color="#00a933" loext:opacity="100%" fo:font-weight="bold" officeooo:rsid="00484705" fo:background-color="transparent" loext:char-shading-value="0" style:font-weight-asian="bold" style:font-weight-complex="bold"/>
    </style:style>
    <style:style style:name="T11" style:family="text">
      <style:text-properties fo:color="#00a933" loext:opacity="100%" fo:font-weight="bold" officeooo:rsid="00488549" fo:background-color="transparent" loext:char-shading-value="0" style:font-weight-asian="bold" style:font-weight-complex="bold"/>
    </style:style>
    <style:style style:name="T12" style:family="text">
      <style:text-properties fo:color="#00a933" loext:opacity="100%" officeooo:rsid="00408e3d"/>
    </style:style>
    <style:style style:name="T13" style:family="text">
      <style:text-properties fo:color="#00a933" loext:opacity="100%" fo:background-color="transparent" loext:char-shading-value="0"/>
    </style:style>
    <style:style style:name="T14" style:family="text">
      <style:text-properties fo:color="#00a933" loext:opacity="100%" fo:font-weight="normal" officeooo:rsid="00484705" fo:background-color="transparent" loext:char-shading-value="0" style:font-weight-asian="normal" style:font-weight-complex="normal"/>
    </style:style>
    <style:style style:name="T15" style:family="text">
      <style:text-properties fo:color="#00a933" loext:opacity="100%" fo:font-weight="normal" officeooo:rsid="00488549" fo:background-color="transparent" loext:char-shading-value="0" style:font-weight-asian="normal" style:font-weight-complex="normal"/>
    </style:style>
    <style:style style:name="T16" style:family="text">
      <style:text-properties fo:color="#00a933" loext:opacity="100%" fo:font-weight="normal" style:font-weight-asian="normal" style:font-weight-complex="normal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1fc20" fo:background-color="transparent" loext:char-shading-value="0"/>
    </style:style>
    <style:style style:name="T19" style:family="text">
      <style:text-properties officeooo:rsid="0024d839" fo:background-color="transparent" loext:char-shading-value="0"/>
    </style:style>
    <style:style style:name="T20" style:family="text">
      <style:text-properties officeooo:rsid="002a867d" fo:background-color="transparent" loext:char-shading-value="0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weight="normal" officeooo:rsid="002dc0a0" style:font-weight-asian="normal" style:font-weight-complex="normal"/>
    </style:style>
    <style:style style:name="T24" style:family="text">
      <style:text-properties fo:color="#000000" loext:opacity="100%" fo:font-weight="normal" officeooo:rsid="0033fc9d" style:font-weight-asian="normal" style:font-weight-complex="normal"/>
    </style:style>
    <style:style style:name="T25" style:family="text">
      <style:text-properties fo:color="#000000" loext:opacity="100%" fo:font-weight="normal" officeooo:rsid="0033f431" style:font-weight-asian="normal" style:font-weight-complex="normal"/>
    </style:style>
    <style:style style:name="T26" style:family="text">
      <style:text-properties fo:color="#000000" loext:opacity="100%" fo:font-weight="normal" officeooo:rsid="00344c85" style:font-weight-asian="normal" style:font-weight-complex="normal"/>
    </style:style>
    <style:style style:name="T27" style:family="text">
      <style:text-properties fo:color="#000000" loext:opacity="100%" fo:font-weight="normal" officeooo:rsid="003ca688" style:font-weight-asian="normal" style:font-weight-complex="normal"/>
    </style:style>
    <style:style style:name="T28" style:family="text">
      <style:text-properties fo:color="#000000" loext:opacity="100%" fo:font-weight="normal" officeooo:rsid="003e7df5" style:font-weight-asian="normal" style:font-weight-complex="normal"/>
    </style:style>
    <style:style style:name="T29" style:family="text">
      <style:text-properties fo:color="#000000" loext:opacity="100%" fo:font-weight="normal" officeooo:rsid="003e8dfe" style:font-weight-asian="normal" style:font-weight-complex="normal"/>
    </style:style>
    <style:style style:name="T30" style:family="text">
      <style:text-properties fo:color="#000000" loext:opacity="100%" fo:font-weight="normal" officeooo:rsid="003ecd9e" style:font-weight-asian="normal" style:font-weight-complex="normal"/>
    </style:style>
    <style:style style:name="T31" style:family="text">
      <style:text-properties fo:color="#000000" loext:opacity="100%" fo:font-weight="normal" officeooo:rsid="00408e3d" style:font-weight-asian="normal" style:font-weight-complex="normal"/>
    </style:style>
    <style:style style:name="T32" style:family="text">
      <style:text-properties fo:color="#000000" loext:opacity="100%" fo:font-weight="normal" officeooo:rsid="00488549" style:font-weight-asian="normal" style:font-weight-complex="normal"/>
    </style:style>
    <style:style style:name="T33" style:family="text">
      <style:text-properties fo:color="#000000" loext:opacity="100%" fo:font-weight="normal" officeooo:rsid="004a540b" style:font-weight-asian="normal" style:font-weight-complex="normal"/>
    </style:style>
    <style:style style:name="T34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35" style:family="text">
      <style:text-properties fo:color="#000000" loext:opacity="100%" fo:font-weight="normal" officeooo:rsid="00206762" fo:background-color="transparent" loext:char-shading-value="0" style:font-weight-asian="normal" style:font-weight-complex="normal"/>
    </style:style>
    <style:style style:name="T36" style:family="text">
      <style:text-properties fo:color="#000000" loext:opacity="100%" fo:font-weight="normal" officeooo:rsid="0026694d" fo:background-color="transparent" loext:char-shading-value="0" style:font-weight-asian="normal" style:font-weight-complex="normal"/>
    </style:style>
    <style:style style:name="T37" style:family="text">
      <style:text-properties fo:color="#000000" loext:opacity="100%" fo:font-weight="normal" officeooo:rsid="0024d839" fo:background-color="transparent" loext:char-shading-value="0" style:font-weight-asian="normal" style:font-weight-complex="normal"/>
    </style:style>
    <style:style style:name="T38" style:family="text">
      <style:text-properties fo:color="#000000" loext:opacity="100%" fo:font-weight="normal" officeooo:rsid="0030e4ad" fo:background-color="transparent" loext:char-shading-value="0" style:font-weight-asian="normal" style:font-weight-complex="normal"/>
    </style:style>
    <style:style style:name="T39" style:family="text">
      <style:text-properties fo:color="#000000" loext:opacity="100%" fo:font-weight="normal" officeooo:rsid="0033fc9d" fo:background-color="transparent" loext:char-shading-value="0" style:font-weight-asian="normal" style:font-weight-complex="normal"/>
    </style:style>
    <style:style style:name="T40" style:family="text">
      <style:text-properties fo:color="#000000" loext:opacity="100%" fo:font-weight="normal" officeooo:rsid="00384f3d" fo:background-color="transparent" loext:char-shading-value="0" style:font-weight-asian="normal" style:font-weight-complex="normal"/>
    </style:style>
    <style:style style:name="T41" style:family="text">
      <style:text-properties fo:color="#000000" loext:opacity="100%" fo:font-weight="normal" officeooo:rsid="00365b2f" fo:background-color="transparent" loext:char-shading-value="0" style:font-weight-asian="normal" style:font-weight-complex="normal"/>
    </style:style>
    <style:style style:name="T42" style:family="text">
      <style:text-properties fo:color="#000000" loext:opacity="100%" fo:font-weight="normal" officeooo:rsid="0038829c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0397951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officeooo:rsid="003e7df5" fo:background-color="transparent" loext:char-shading-value="0" style:font-weight-asian="normal" style:font-weight-complex="normal"/>
    </style:style>
    <style:style style:name="T45" style:family="text">
      <style:text-properties fo:color="#000000" loext:opacity="100%" fo:font-weight="normal" officeooo:rsid="00446d65" fo:background-color="transparent" loext:char-shading-value="0" style:font-weight-asian="normal" style:font-weight-complex="normal"/>
    </style:style>
    <style:style style:name="T46" style:family="text">
      <style:text-properties fo:color="#000000" loext:opacity="100%" fo:font-weight="normal" officeooo:rsid="00484705" fo:background-color="transparent" loext:char-shading-value="0" style:font-weight-asian="normal" style:font-weight-complex="normal"/>
    </style:style>
    <style:style style:name="T47" style:family="text">
      <style:text-properties fo:color="#000000" loext:opacity="100%" fo:font-weight="normal" officeooo:rsid="00488549" fo:background-color="transparent" loext:char-shading-value="0" style:font-weight-asian="normal" style:font-weight-complex="normal"/>
    </style:style>
    <style:style style:name="T48" style:family="text">
      <style:text-properties fo:color="#000000" loext:opacity="100%" style:font-name="Liberation Mono" fo:font-size="10pt" fo:font-weight="normal" officeooo:rsid="0026694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49" style:family="text">
      <style:text-properties fo:color="#000000" loext:opacity="100%" style:font-name="Liberation Mono" fo:font-size="10pt" fo:font-weight="normal" officeooo:rsid="002791d1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0" style:family="text">
      <style:text-properties fo:color="#000000" loext:opacity="100%" style:font-name="Liberation Mono" fo:font-size="10pt" fo:font-weight="normal" officeooo:rsid="00299057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color="#000000" loext:opacity="100%" style:font-name="Liberation Mono" fo:font-size="10pt" fo:font-weight="normal" officeooo:rsid="002f421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2" style:family="text">
      <style:text-properties fo:color="#000000" loext:opacity="100%" style:font-name="Liberation Mono" fo:font-size="10pt" fo:font-weight="normal" officeooo:rsid="0030e4a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3" style:family="text">
      <style:text-properties fo:color="#000000" loext:opacity="100%" style:font-name="Liberation Mono" fo:font-size="10pt" fo:font-weight="normal" officeooo:rsid="00384f3d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4" style:family="text">
      <style:text-properties fo:color="#000000" loext:opacity="100%" style:font-name="Liberation Mono" fo:font-size="10pt" fo:font-weight="normal" officeooo:rsid="0038829c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55" style:family="text">
      <style:text-properties fo:color="#000000" loext:opacity="100%" style:font-name="Liberation Mono" fo:font-size="10pt" fo:font-weight="normal" officeooo:rsid="0033fc9d" style:font-name-asian="Liberation Mono" style:font-size-asian="10pt" style:font-weight-asian="normal" style:font-name-complex="Liberation Mono" style:font-size-complex="10pt" style:font-weight-complex="normal"/>
    </style:style>
    <style:style style:name="T56" style:family="text">
      <style:text-properties fo:color="#000000" loext:opacity="100%" style:font-name="Liberation Mono" fo:font-size="10pt" fo:font-weight="normal" officeooo:rsid="003ca688" style:font-name-asian="Liberation Mono" style:font-size-asian="10pt" style:font-weight-asian="normal" style:font-name-complex="Liberation Mono" style:font-size-complex="10pt" style:font-weight-complex="normal"/>
    </style:style>
    <style:style style:name="T57" style:family="text">
      <style:text-properties fo:color="#000000" loext:opacity="100%" style:font-name="Liberation Mono" fo:font-size="10pt" fo:font-weight="normal" officeooo:rsid="00488549" style:font-name-asian="Liberation Mono" style:font-size-asian="10pt" style:font-weight-asian="normal" style:font-name-complex="Liberation Mono" style:font-size-complex="10pt" style:font-weight-complex="normal"/>
    </style:style>
    <style:style style:name="T58" style:family="text">
      <style:text-properties fo:color="#000000" loext:opacity="100%" style:font-name="Liberation Mono" fo:font-size="10pt" fo:font-weight="normal" officeooo:rsid="004a540b" style:font-name-asian="Liberation Mono" style:font-size-asian="10pt" style:font-weight-asian="normal" style:font-name-complex="Liberation Mono" style:font-size-complex="10pt" style:font-weight-complex="normal"/>
    </style:style>
    <style:style style:name="T59" style:family="text">
      <style:text-properties fo:color="#000000" loext:opacity="100%" style:font-name="Liberation Mono" fo:font-size="10pt" officeooo:rsid="00384f3d" fo:background-color="transparent" loext:char-shading-value="0" style:font-name-asian="Liberation Mono" style:font-size-asian="10pt" style:font-name-complex="Liberation Mono" style:font-size-complex="10pt"/>
    </style:style>
    <style:style style:name="T60" style:family="text">
      <style:text-properties fo:color="#000000" loext:opacity="100%" style:font-name="Liberation Mono" fo:font-size="10pt" officeooo:rsid="0038829c" fo:background-color="transparent" loext:char-shading-value="0" style:font-name-asian="Liberation Mono" style:font-size-asian="10pt" style:font-name-complex="Liberation Mono" style:font-size-complex="10pt"/>
    </style:style>
    <style:style style:name="T61" style:family="text">
      <style:text-properties fo:color="#000000" loext:opacity="100%" fo:font-weight="bold" officeooo:rsid="00484705" fo:background-color="transparent" loext:char-shading-value="0" style:font-weight-asian="bold" style:font-weight-complex="bold"/>
    </style:style>
    <style:style style:name="T62" style:family="text">
      <style:text-properties fo:color="#000000" loext:opacity="100%" officeooo:rsid="00408e3d"/>
    </style:style>
    <style:style style:name="T63" style:family="text">
      <style:text-properties fo:color="#000000" loext:opacity="100%" fo:background-color="transparent" loext:char-shading-value="0"/>
    </style:style>
    <style:style style:name="T64" style:family="text">
      <style:text-properties fo:color="#000000" loext:opacity="100%" officeooo:rsid="00365b2f" fo:background-color="transparent" loext:char-shading-value="0"/>
    </style:style>
    <style:style style:name="T65" style:family="text">
      <style:text-properties fo:color="#000000" loext:opacity="100%" officeooo:rsid="00446d65" fo:background-color="transparent" loext:char-shading-value="0"/>
    </style:style>
    <style:style style:name="T66" style:family="text">
      <style:text-properties fo:color="#000000" loext:opacity="100%" officeooo:rsid="00384f3d" fo:background-color="transparent" loext:char-shading-value="0"/>
    </style:style>
    <style:style style:name="T67" style:family="text">
      <style:text-properties fo:color="#000000" loext:opacity="100%" officeooo:rsid="003e7df5" fo:background-color="transparent" loext:char-shading-value="0"/>
    </style:style>
    <style:style style:name="T68" style:family="text">
      <style:text-properties fo:color="#000000" loext:opacity="100%" officeooo:rsid="00484705" fo:background-color="transparent" loext:char-shading-value="0"/>
    </style:style>
    <style:style style:name="T69" style:family="text">
      <style:text-properties fo:color="#000000" loext:opacity="100%" officeooo:rsid="0038829c" fo:background-color="transparent" loext:char-shading-value="0"/>
    </style:style>
    <style:style style:name="T70" style:family="text">
      <style:text-properties fo:color="#000000" loext:opacity="100%" officeooo:rsid="00488549" fo:background-color="transparent" loext:char-shading-value="0"/>
    </style:style>
    <style:style style:name="T71" style:family="text">
      <style:text-properties officeooo:rsid="0024d839"/>
    </style:style>
    <style:style style:name="T72" style:family="text">
      <style:text-properties officeooo:rsid="002791d1"/>
    </style:style>
    <style:style style:name="T73" style:family="text">
      <style:text-properties officeooo:rsid="002a867d"/>
    </style:style>
    <style:style style:name="T74" style:family="text">
      <style:text-properties style:font-name="Liberation Mono" fo:font-size="10pt" officeooo:rsid="002a867d" style:font-name-asian="Liberation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02d0052" style:font-name-asian="Liberation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322137" style:font-name-asian="Liberation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365b2f" style:font-name-asian="Liberation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41c3ec" style:font-name-asian="Liberation Mono" style:font-size-asian="10pt" style:font-name-complex="Liberation Mono" style:font-size-complex="10pt"/>
    </style:style>
    <style:style style:name="T79" style:family="text">
      <style:text-properties officeooo:rsid="002d0052"/>
    </style:style>
    <style:style style:name="T80" style:family="text">
      <style:text-properties officeooo:rsid="002dc0a0"/>
    </style:style>
    <style:style style:name="T81" style:family="text">
      <style:text-properties officeooo:rsid="002f421b"/>
    </style:style>
    <style:style style:name="T82" style:family="text">
      <style:text-properties officeooo:rsid="00322137"/>
    </style:style>
    <style:style style:name="T83" style:family="text">
      <style:text-properties officeooo:rsid="0033f431"/>
    </style:style>
    <style:style style:name="T84" style:family="text">
      <style:text-properties officeooo:rsid="0033fc9d"/>
    </style:style>
    <style:style style:name="T85" style:family="text">
      <style:text-properties officeooo:rsid="00365b2f"/>
    </style:style>
    <style:style style:name="T86" style:family="text">
      <style:text-properties officeooo:rsid="00384f3d"/>
    </style:style>
    <style:style style:name="T87" style:family="text">
      <style:text-properties officeooo:rsid="003fbafe"/>
    </style:style>
    <style:style style:name="T88" style:family="text">
      <style:text-properties officeooo:rsid="00408e3d"/>
    </style:style>
    <style:style style:name="T89" style:family="text">
      <style:text-properties officeooo:rsid="0041c3ec"/>
    </style:style>
    <style:style style:name="T90" style:family="text">
      <style:text-properties officeooo:rsid="00446d65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488549"/>
    </style:style>
    <style:style style:name="T94" style:family="text">
      <style:text-properties officeooo:rsid="004a5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87">Matlab language elements are in bold green where they may conflict with the EBNF language. SPACE and NEWLINE are constants, as you would imagine. </text:span></text:p>
      <text:p text:style-name="Preformatted_20_Text"/>
      <text:p text:style-name="Preformatted_20_Text">Zero<text:tab/>::=<text:tab/>0</text:p>
      <text:p text:style-name="Preformatted_20_Text">one<text:tab/>::=<text:tab/>1</text:p>
      <text:p text:style-name="P13"><text:span text:style-name="T77">pos</text:span><text:span text:style-name="T85">digit</text:span><text:tab/>::=<text:tab/>one | 2 | 3 | 4 | 5 | 6 | 7 | 8 | 9</text:p>
      <text:p text:style-name="P13">digits<text:tab/>::=<text:tab/>zero | one | 2 | 3 | 4 | 5 | 6 | 7 | 8 | 9</text:p>
      <text:p text:style-name="P13">sign<text:tab/>::=<text:tab/>+|-</text:p>
      <text:p text:style-name="P14"><text:span text:style-name="T86">unsigned</text:span>int<text:tab/>::=<text:tab/>digits {digits}</text:p>
      <text:p text:style-name="P14">integer<text:tab/>::=<text:tab/>[sign] <text:span text:style-name="T86">unsigned</text:span>int</text:p>
      <text:p text:style-name="P14">float<text:tab/>::=<text:tab/>[sign] digits {digits} <text:span text:style-name="T22">.</text:span> [ digits {digits} ]</text:p>
      <text:p text:style-name="Preformatted_20_Text">number<text:tab/>::=<text:tab/>integer | float</text:p>
      <text:p text:style-name="Preformatted_20_Text"/>
      <text:p text:style-name="Preformatted_20_Text">letter<text:tab/>::=<text:tab/>a|b|c|d|e|f|g|h|i|j|k|l|m|n|o|p|q|r|s|t|u|v|w|x|y|z|<text:line-break/><text:tab/><text:tab/>A|B|C|D|E|F|G|H|I|J|K|L|M|N|O|P|Q|R|S|T|U|V|W|X|Y|Z</text:p>
      <text:p text:style-name="P17">word<text:tab/>::=<text:tab/>letter { letter <text:span text:style-name="T82">| </text:span><text:span text:style-name="T86">unsigned</text:span><text:span text:style-name="T82">int </text:span>}</text:p>
      <text:p text:style-name="Preformatted_20_Text">space<text:tab/>::=<text:tab/>SPACE { SPACE }</text:p>
      <text:p text:style-name="Preformatted_20_Text">nl<text:tab/>::=<text:tab/>NEWLINE</text:p>
      <text:p text:style-name="P7"><text:span text:style-name="T80">punct<text:tab/>::=<text:tab/>,|.|/|&lt;|&gt;|?|;|</text:span><text:span text:style-name="T2">[</text:span><text:span text:style-name="T80">|</text:span><text:span text:style-name="T2">]</text:span><text:span text:style-name="T80">|</text:span><text:span text:style-name="T23">\</text:span><text:span text:style-name="T80">|</text:span><text:span text:style-name="T2">{</text:span><text:span text:style-name="T80">|</text:span><text:span text:style-name="T2">}</text:span><text:span text:style-name="T80">|</text:span><text:span text:style-name="T2">|</text:span><text:span text:style-name="T80">|`|~|!|@|#|$|%|^|&amp;|*|(|)|-|_|=|+|’</text:span><text:span text:style-name="T81">|”</text:span></text:p>
      <text:p text:style-name="P7">string <text:tab/>::=<text:tab/>"{space} <text:span text:style-name="T80">[ </text:span>word <text:span text:style-name="T80">| punct ] </text:span>{ space <text:span text:style-name="T80">[ </text:span>word <text:span text:style-name="T80">| punct ]</text:span> } {space}" | <text:line-break/> '{space} <text:span text:style-name="T80">[ </text:span>word <text:span text:style-name="T80">| punct ]</text:span> { space <text:span text:style-name="T80">[ </text:span>word <text:span text:style-name="T80">| punct ]</text:span> } {space}'</text:p>
      <text:p text:style-name="Preformatted_20_Text"/>
      <text:p text:style-name="P35">stmtsep<text:tab/>::=<text:tab/><text:span text:style-name="T1">;</text:span><text:span text:style-name="T22"> | </text:span><text:span text:style-name="T32">n</text:span><text:span text:style-name="T26">l</text:span></text:p>
      <text:p text:style-name="Preformatted_20_Text">colsep<text:tab/>::=<text:tab/>{space} <text:span text:style-name="T79">| </text:span><text:span text:style-name="T1">,</text:span></text:p>
      <text:p text:style-name="Preformatted_20_Text">rowsep<text:tab/>::=<text:tab/><text:span text:style-name="T1">;</text:span> | nl</text:p>
      <text:p text:style-name="Preformatted_20_Text">rngsep<text:tab/>::=<text:tab/>: </text:p>
      <text:p text:style-name="P27"/>
      <text:p text:style-name="P27"/>
      <text:p text:style-name="P27"><text:span text:style-name="T85">int</text:span>range<text:tab/>::=<text:tab/>integer [rngsep number] rngsep integer<text:line-break/><text:span text:style-name="T85">floatrange</text:span><text:tab/>::<text:span text:style-name="T85">=</text:span><text:tab/>float [rngse<text:span text:style-name="T21">p</text:span> number] rngsep float</text:p>
      <text:p text:style-name="P28">range<text:tab/>::=<text:tab/>intrange | floatrange</text:p>
      <text:p text:style-name="P29">row<text:span text:style-name="T88">vec</text:span><text:tab/>::=<text:tab/>integer {colsep integer} | float {colsep float} | range<text:span text:style-name="T62"> |</text:span></text:p>
      <text:p text:style-name="P29"><text:span text:style-name="T62"><text:tab/><text:tab/></text:span><text:span text:style-name="T12">[</text:span><text:span text:style-name="T62">integer {colsep integer}</text:span><text:span text:style-name="T12">]</text:span><text:span text:style-name="T62"> | </text:span><text:span text:style-name="T12">[</text:span><text:span text:style-name="T62">float {colsep float}</text:span><text:span text:style-name="T12">]</text:span><text:span text:style-name="T62"> | </text:span><text:span text:style-name="T12">[</text:span><text:span text:style-name="T62">range</text:span><text:span text:style-name="T12">]</text:span></text:p>
      <text:p text:style-name="P30">colvec<text:tab/>::=<text:tab/><text:span text:style-name="T13">[</text:span> integer { rowsep integer} <text:span text:style-name="T13">]</text:span> | <text:span text:style-name="T13">[</text:span> float { rowsep float} <text:span text:style-name="T13">]</text:span></text:p>
      <text:p text:style-name="P27">vector<text:tab/>::=<text:tab/>rowvec | colvec </text:p>
      <text:p text:style-name="P33">vectoridx<text:tab/>::=<text:tab/><text:span text:style-name="T64">{digits} </text:span><text:span text:style-name="T66">posdigit</text:span><text:span text:style-name="T64"> </text:span><text:span text:style-name="T67">[ </text:span><text:span text:style-name="T66">rngsep </text:span><text:span text:style-name="T64">{digits}</text:span><text:span text:style-name="T66"> posdigit </text:span><text:span text:style-name="T63">]</text:span></text:p>
      <text:p text:style-name="P31"><text:span text:style-name="T64">vectori</text:span><text:span text:style-name="T65">n</text:span><text:span text:style-name="T64">d</text:span><text:span text:style-name="T65">e</text:span><text:span text:style-name="T64">x<text:tab/>::=<text:tab/></text:span><text:span text:style-name="T70">vectoridx | </text:span><text:span text:style-name="T64">{digits} </text:span><text:span text:style-name="T66">posdigit</text:span><text:span text:style-name="T64"> </text:span><text:span text:style-name="T67">[ </text:span><text:span text:style-name="T66">rngsep </text:span><text:span text:style-name="T68">END ]</text:span></text:p>
      <text:p text:style-name="P27"><text:span text:style-name="T76">matrix</text:span><text:tab/>::=<text:tab/><text:span text:style-name="T13">[</text:span> rowvec rowsep rowvec {rowsep rowvec} <text:span text:style-name="T13">]</text:span></text:p>
      <text:p text:style-name="P32"><text:span text:style-name="T59">matrix</text:span><text:span text:style-name="T64">idx<text:tab/>::=<text:tab/>{digits}</text:span><text:span text:style-name="T69"> </text:span><text:span text:style-name="T60">p</text:span><text:span text:style-name="T66">osdigit</text:span><text:span text:style-name="T64"> </text:span><text:span text:style-name="T69">{ </text:span><text:span text:style-name="T66">rngsep </text:span><text:span text:style-name="T64">{digits}</text:span><text:span text:style-name="T66"> posdigit</text:span><text:span text:style-name="T64"> </text:span><text:span text:style-name="T69">}</text:span></text:p>
      <text:p text:style-name="P16"><text:span text:style-name="T43">m</text:span><text:span text:style-name="T34">atrixindex<text:tab/>::=<text:tab/></text:span><text:span text:style-name="T42">rngsep | </text:span><text:span text:style-name="T53">matrix</text:span><text:span text:style-name="T41">idx </text:span><text:span text:style-name="T46">{ </text:span><text:span text:style-name="T14">,</text:span><text:span text:style-name="T46"> matrixidx } | </text:span><text:span text:style-name="T47">[</text:span><text:span text:style-name="T46"> </text:span><text:span text:style-name="T11">[</text:span><text:span text:style-name="T47"> ] intrange [ </text:span><text:span text:style-name="T11">] </text:span><text:span text:style-name="T47">]</text:span></text:p>
      <text:p text:style-name="P15"><text:span text:style-name="T43">z</text:span><text:span text:style-name="T34">erosfunc<text:tab/>::=<text:tab/>zeros | zeros() | zeros(digits) | zeros</text:span><text:span text:style-name="T44">(</text:span><text:span text:style-name="T53">matrix</text:span><text:span text:style-name="T41">idx</text:span><text:span text:style-name="T44">)</text:span></text:p>
      <text:p text:style-name="P19"/>
      <text:p text:style-name="P3">plus<text:tab/>::=<text:tab/><text:span text:style-name="T1">+</text:span></text:p>
      <text:p text:style-name="P1">minus<text:tab/>::=<text:tab/><text:span text:style-name="T1">-</text:span></text:p>
      <text:p text:style-name="P1">times<text:tab/>::=<text:tab/><text:span text:style-name="T1">*</text:span></text:p>
      <text:p text:style-name="P1"><text:span text:style-name="T18">r</text:span><text:span text:style-name="T17">div<text:tab/>::=<text:tab/></text:span><text:span text:style-name="T6">\</text:span></text:p>
      <text:p text:style-name="P1"><text:span text:style-name="T17">ldiv<text:tab/>::=<text:tab/></text:span><text:span text:style-name="T6">/</text:span></text:p>
      <text:p text:style-name="P1">etimes<text:tab/>::=<text:tab/><text:span text:style-name="T1">.*</text:span></text:p>
      <text:p text:style-name="P1"><text:span text:style-name="T17">e</text:span><text:span text:style-name="T18">r</text:span><text:span text:style-name="T17">div<text:tab/>::=<text:tab/></text:span><text:span text:style-name="T6">.\</text:span></text:p>
      <text:p text:style-name="P2"><text:span text:style-name="T17">eldiv<text:tab/>::=<text:tab/></text:span><text:span text:style-name="T6">./</text:span></text:p>
      <text:p text:style-name="P6"><text:span text:style-name="T49">not</text:span><text:span text:style-name="T37"><text:tab/>::=<text:tab/></text:span><text:span text:style-name="T38">[ </text:span><text:span text:style-name="T7">!</text:span><text:span text:style-name="T37"> </text:span><text:span text:style-name="T38">| </text:span><text:span text:style-name="T9">~ </text:span><text:span text:style-name="T38">]</text:span></text:p>
      <text:p text:style-name="P6"><text:span text:style-name="T49">eq</text:span><text:span text:style-name="T37"><text:tab/>::=<text:tab/></text:span><text:span text:style-name="T8">==</text:span></text:p>
      <text:p text:style-name="P6"><text:span text:style-name="T49">neq</text:span><text:span text:style-name="T37"><text:tab/>::=<text:tab/></text:span><text:span text:style-name="T7">!</text:span><text:span text:style-name="T8">=</text:span></text:p>
      <text:p text:style-name="P6"><text:span text:style-name="T49">gt</text:span><text:span text:style-name="T37"><text:tab/>::=<text:tab/></text:span><text:span text:style-name="T7">&gt;</text:span></text:p>
      <text:p text:style-name="P6"><text:span text:style-name="T49">lt</text:span><text:span text:style-name="T37"><text:tab/>::=<text:tab/></text:span><text:span text:style-name="T7">&lt;</text:span></text:p>
      <text:p text:style-name="P6"><text:span text:style-name="T49">ge</text:span><text:span text:style-name="T37"><text:tab/>::=<text:tab/></text:span><text:span text:style-name="T7">&gt;</text:span><text:span text:style-name="T8">=</text:span></text:p>
      <text:p text:style-name="P6"><text:span text:style-name="T49">le</text:span><text:span text:style-name="T37"><text:tab/>::=<text:tab/></text:span><text:span text:style-name="T7">&lt;</text:span><text:span text:style-name="T8">=</text:span></text:p>
      <text:p text:style-name="P20"/>
      <text:p text:style-name="P18"><text:soft-page-break/><text:span text:style-name="T17">u</text:span><text:span text:style-name="T20">ni</text:span><text:span text:style-name="T17">cond<text:tab/>::=<text:tab/></text:span><text:span text:style-name="T19">not</text:span></text:p>
      <text:p text:style-name="P20">uniop<text:tab/>::=<text:tab/>plus | minus</text:p>
      <text:p text:style-name="P4">binop<text:tab/>::=<text:tab/>plus | minus | times | rdiv | ldiv | etimes | erdiv | eldiv</text:p>
      <text:p text:style-name="P6"><text:span text:style-name="T74">bincond</text:span><text:span text:style-name="T71"><text:tab/>::</text:span><text:span text:style-name="T73">=<text:tab/></text:span><text:span text:style-name="T72">eq | neq | gt | lt | ge | le</text:span></text:p>
      <text:p text:style-name="P24"/>
      <text:p text:style-name="P5"><text:span text:style-name="T48">operation</text:span><text:span text:style-name="T35"><text:tab/>::=<text:tab/></text:span><text:span text:style-name="T48">uniop</text:span><text:span text:style-name="T35"> number | </text:span><text:span text:style-name="T48">uniop</text:span><text:span text:style-name="T35"> </text:span><text:span text:style-name="T51">vector</text:span><text:span text:style-name="T35"> | </text:span><text:span text:style-name="T48">uniop</text:span><text:span text:style-name="T35"> </text:span><text:span text:style-name="T51">matrix</text:span><text:span text:style-name="T35"> </text:span><text:span text:style-name="T36">|</text:span></text:p>
      <text:p text:style-name="Preformatted_20_Text"><text:tab/><text:tab/>number binop number | vector binop number | matrix binop number |</text:p>
      <text:p text:style-name="Preformatted_20_Text"><text:tab/><text:tab/>vector binop vector | matrix binop vector | matrix binop matrix</text:p>
      <text:p text:style-name="P23"/>
      <text:p text:style-name="P8"><text:span text:style-name="T50">condition</text:span><text:span text:style-name="T35"><text:tab/>::=<text:tab/></text:span><text:span text:style-name="T39">( </text:span><text:span text:style-name="T48">uni</text:span><text:span text:style-name="T52">cond</text:span><text:span text:style-name="T35"> number | </text:span><text:span text:style-name="T48">uni</text:span><text:span text:style-name="T52">cond</text:span><text:span text:style-name="T35"> </text:span><text:span text:style-name="T51">vector</text:span><text:span text:style-name="T35"> | </text:span><text:span text:style-name="T48">uni</text:span><text:span text:style-name="T52">cond</text:span><text:span text:style-name="T35"> </text:span><text:span text:style-name="T51">matrix</text:span><text:span text:style-name="T35"> </text:span><text:span text:style-name="T36">|</text:span></text:p>
      <text:p text:style-name="P8"><text:tab/><text:tab/> <text:s/>number bincond number | vector bincond number | </text:p>
      <text:p text:style-name="P8"><text:tab/><text:tab/> <text:s/>matrix bincond number | vector bincond vector | </text:p>
      <text:p text:style-name="P8"><text:tab/><text:tab/> <text:s/>matrix bincond vector | matrix bincond matrix <text:span text:style-name="T84">)</text:span></text:p>
      <text:p text:style-name="P25"/>
      <text:p text:style-name="P26">expression<text:tab/>::=<text:tab/><text:span text:style-name="T83">number | string | </text:span>operation |<text:span text:style-name="T84"> </text:span>condition <text:span text:style-name="T90">| </text:span><text:span text:style-name="T93">range |</text:span></text:p>
      <text:p text:style-name="P26"><text:span text:style-name="T90"><text:tab/><text:tab/>vector [ ( vectorindex ) ] | matrix [ ( matrixindex ) ]</text:span></text:p>
      <text:p text:style-name="P37">variable<text:tab/>::=<text:tab/>word <text:span text:style-name="T94">| </text:span><text:span text:style-name="T90">vector [ ( vectorindex ) ] | matrix [ ( matrixindex ) ]</text:span></text:p>
      <text:p text:style-name="P9">assignment<text:tab/>::=<text:tab/>variable <text:span text:style-name="T1">=</text:span><text:span text:style-name="T22"> expression</text:span></text:p>
      <text:p text:style-name="P21"/>
      <text:p text:style-name="P10"><text:span text:style-name="T22">statement<text:tab/>::=<text:tab/>expression | assignment | if_stmt | for_stmt </text:span><text:span text:style-name="T28">| zeros</text:span><text:span text:style-name="T29">func</text:span></text:p>
      <text:p text:style-name="P36"><text:span text:style-name="T24">statements<text:tab/>::=<text:tab/>statement </text:span><text:span text:style-name="T56">{ </text:span><text:span text:style-name="T58">stmtsep</text:span><text:span text:style-name="T24"> statements </text:span><text:span text:style-name="T27">}</text:span></text:p>
      <text:p text:style-name="P11"><text:span text:style-name="T25">if_stmt<text:tab/>::=<text:tab/>if condition nl </text:span><text:span text:style-name="T55">statements</text:span><text:span text:style-name="T25"> </text:span></text:p>
      <text:p text:style-name="P11"><text:span text:style-name="T25"><text:tab/><text:tab/></text:span><text:span text:style-name="T24">{</text:span><text:span text:style-name="T26">nl </text:span><text:span text:style-name="T24">elif </text:span><text:span text:style-name="T25">condition nl </text:span><text:span text:style-name="T24">statements}</text:span></text:p>
      <text:p text:style-name="P11"><text:span text:style-name="T24"><text:tab/><text:tab/></text:span><text:span text:style-name="T3">[</text:span><text:span text:style-name="T26"> nl </text:span><text:span text:style-name="T24">else statements </text:span><text:span text:style-name="T3">]</text:span><text:span text:style-name="T24"> </text:span><text:span text:style-name="T25">end</text:span></text:p>
      <text:p text:style-name="P11"><text:span text:style-name="T25">f</text:span><text:span text:style-name="T26">or_stmt<text:tab/>::=<text:tab/>for variable </text:span><text:span text:style-name="T3">=</text:span><text:span text:style-name="T26"> </text:span><text:span text:style-name="T57">expression</text:span><text:span text:style-name="T26"> </text:span><text:span text:style-name="T33">stmtsep </text:span><text:span text:style-name="T26">statements end</text:span></text:p>
      <text:p text:style-name="P22"/>
      <text:p text:style-name="P12"><text:span text:style-name="T22">program<text:tab/>::=<text:tab/></text:span><text:span text:style-name="T30">{ </text:span><text:span text:style-name="T22">statements </text:span><text:span text:style-name="T30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1in"/>
          <style:tab-stop style:position="1.4in"/>
        </style:tab-stops>
      </style:paragraph-properties>
      <style:text-properties style:font-name="Liberation Mono" fo:font-family="'Liberation Mono'" style:font-family-generic="modern" style:font-pitch="fixed" fo:font-size="10pt" officeooo:rsid="00322137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03T21:09:00.559547436</dc:date>
    <meta:editing-duration>PT7H16M9S</meta:editing-duration>
    <meta:editing-cycles>13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69" meta:word-count="547" meta:character-count="2875" meta:non-whitespace-character-count="236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0-11-03T21:09:01"/>
</VL:version-list>
</file>